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inion" svg:font-family="Minion, Garamond, serif"/>
    <style:font-face style:name="Myriad" svg:font-family="Myriad, 'Trebuchet MS', sans-serif"/>
    <style:font-face style:name="Times New Roman1" svg:font-family="'Times New Roman'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5" style:family="paragraph" style:parent-style-name="Heading_20_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ff8d43" style:font-name="Minion" fo:font-size="9.75pt" fo:letter-spacing="normal" fo:language="en" fo:country="none" fo:font-style="normal" fo:font-weight="normal"/>
    </style:style>
    <style:style style:name="P6" style:family="paragraph" style:parent-style-name="Text_20_body">
      <style:paragraph-properties fo:margin-left="0cm" fo:margin-right="0cm" fo:margin-top="0cm" fo:margin-bottom="0cm" style:line-height-at-least="0.45cm" fo:orphans="2" fo:widows="2" fo:text-indent="0cm" style:auto-text-indent="false" fo:background-color="transparent" fo:padding="0cm" fo:border="none">
        <style:background-image/>
      </style:paragraph-properties>
    </style:style>
    <style:style style:name="P7" style:family="paragraph" style:parent-style-name="Standard">
      <style:paragraph-properties fo:margin-left="0cm" fo:margin-right="0cm" fo:margin-top="0cm" fo:margin-bottom="0.499cm" style:line-height-at-least="0.45cm" fo:orphans="2" fo:widows="2" fo:text-indent="0cm" style:auto-text-indent="false" fo:padding="0cm" fo:border="none"/>
    </style:style>
    <style:style style:name="P8" style:family="paragraph" style:parent-style-name="Text_20_body">
      <style:paragraph-properties fo:orphans="2" fo:widows="2"/>
      <style:text-properties fo:font-variant="normal" fo:text-transform="none" fo:color="#000000" style:font-name="Times New Roman1" fo:letter-spacing="normal" fo:font-style="italic" fo:font-weight="normal"/>
    </style:style>
    <style:style style:name="P9" style:family="paragraph" style:parent-style-name="Heading_20_2">
      <style:text-properties fo:font-variant="normal" fo:text-transform="none" fo:color="#001466" style:font-name="Times New Roman1" fo:letter-spacing="normal" fo:font-style="normal" fo:font-weight="normal"/>
    </style:style>
    <style:style style:name="P10" style:family="paragraph" style:parent-style-name="Horizontal_20_Line">
      <style:paragraph-properties fo:margin-left="0cm" fo:margin-right="8.5cm" fo:text-align="start" style:justify-single-word="false" fo:orphans="2" fo:widows="2" fo:text-indent="0cm" style:auto-text-indent="false" fo:padding="0cm" fo:border-left="none" fo:border-right="none" fo:border-top="none" fo:border-bottom="0.035cm solid #808080"/>
    </style:style>
    <style:style style:name="P11" style:family="paragraph" style:parent-style-name="Text_20_body">
      <style:paragraph-properties fo:margin-left="2.91cm" fo:margin-right="0cm" fo:margin-top="0cm" fo:margin-bottom="0cm" style:line-height-at-least="0.45cm" fo:orphans="2" fo:widows="2" fo:text-indent="0cm" style:auto-text-indent="false" fo:background-color="transparent" fo:padding="0cm" fo:border="none">
        <style:background-image/>
      </style:paragraph-properties>
    </style:style>
    <style:style style:name="P12" style:family="paragraph" style:parent-style-name="Heading_20_1">
      <style:paragraph-properties fo:margin-left="2.91cm" fo:margin-right="0cm" fo:margin-top="0cm" fo:margin-bottom="0.212cm" fo:line-height="100%" fo:orphans="2" fo:widows="2" fo:text-indent="0cm" style:auto-text-indent="false" fo:background-color="transparent" fo:padding="0cm" fo:border="none">
        <style:background-image/>
      </style:paragraph-properties>
      <style:text-properties fo:font-variant="normal" fo:text-transform="none" fo:color="#ff8d43" style:font-name="Minion" fo:font-size="9.75pt" fo:letter-spacing="normal" fo:language="en" fo:country="none" fo:font-style="normal" fo:font-weight="normal" fo:background-color="transparent"/>
    </style:style>
    <style:style style:name="T1" style:family="text">
      <style:text-properties fo:font-variant="normal" fo:text-transform="none" fo:color="#006633" style:text-line-through-style="none" style:font-name="Verdana" fo:font-size="9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000000" style:font-name="Verdana" fo:font-size="9pt" fo:letter-spacing="normal" fo:font-style="normal" fo:font-weight="normal"/>
    </style:style>
    <style:style style:name="T3" style:family="text">
      <style:text-properties fo:font-variant="normal" fo:text-transform="none" fo:color="#777777" style:text-line-through-style="none" style:font-name="Myriad" fo:font-size="9pt" fo:letter-spacing="normal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777777" style:font-name="Myriad" fo:font-size="9.75pt" fo:letter-spacing="normal" fo:font-style="normal" fo:font-weight="normal"/>
    </style:style>
    <style:style style:name="T5" style:family="text">
      <style:text-properties fo:font-variant="normal" fo:text-transform="none" fo:color="#777777" style:font-name="Myriad" fo:font-size="9.75pt" fo:letter-spacing="normal" fo:font-style="normal" fo:font-weight="normal" fo:background-color="transparent"/>
    </style:style>
    <style:style style:name="T6" style:family="text">
      <style:text-properties fo:font-variant="normal" fo:text-transform="none" fo:color="#999999" style:text-line-through-style="none" style:font-name="Myriad" fo:font-size="9pt" fo:letter-spacing="normal" fo:language="en" fo:country="none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999999" style:font-name="Myriad" fo:font-size="9.75pt" fo:letter-spacing="normal" fo:font-style="normal" fo:font-weight="normal" fo:background-color="transparent"/>
    </style:style>
    <style:style style:name="T8" style:family="text">
      <style:text-properties fo:font-variant="normal" fo:text-transform="none" fo:color="#999999" style:font-name="Myriad" fo:font-size="9pt" fo:letter-spacing="normal" fo:font-style="normal" fo:font-weight="normal" fo:background-color="transparent"/>
    </style:style>
    <style:style style:name="T9" style:family="text">
      <style:text-properties fo:color="#999999" style:text-line-through-style="none" style:font-name="Myriad" fo:font-size="9.75pt" fo:language="en" fo:country="none" style:text-underline-style="none" style:text-blinking="false" fo:background-color="transparent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background-color="#cccccc" style:background-transparency="0%" fo:padding="0cm" fo:border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Replication Techniques in Distributed Systems</text:h>
      <text:p text:style-name="P8">A. A. Helal, A. A. Heddaya, and B. B. Bhargrava<text:line-break/>Kluwer Academic Publishers, Boston, 1996, 176 pp.<text:line-break/>ISBN 0-7923-9800-9, $118.50</text:p>
      <text:p text:style-name="P1"><text:a xlink:type="simple" xlink:href="http://blog.ubka.uni-karlsruhe.de/bibliotheksfuehrer/index.php/universitatsbibliothek-90/"><text:span text:style-name="T1">KIT-Bibliothek Süd</text:span></text:a><text:span text:style-name="T2"><text:line-break/>Standorte: </text:span><text:a xlink:type="simple" xlink:href="http://www.ubka.uni-karlsruhe.de/hylib/gifs_fachgruppen/LSW.gif"><text:span text:style-name="T1">Lesesaal Wirtschaftswiss. und Informatik</text:span></text:a><text:span text:style-name="T2"> (Regal 34/2)<text:line-break/>Fachgruppe: </text:span><text:a xlink:type="simple" xlink:href="http://www.ubka.uni-karlsruhe.de/hylib-bin/suche.cgi?opacdb=UBKA_OPAC&amp;simple_search=zr%3Dinf%202.54"><text:span text:style-name="T1">inf 2.54</text:span></text:a><text:span text:style-name="T2"><text:line-break/>Signatur: 96 A 3998</text:span></text:p>
      <text:p text:style-name="P10"/>
      <text:p text:style-name="P3"><text:a xlink:type="simple" xlink:href="http://blog.ubka.uni-karlsruhe.de/bibliotheksfuehrer/index.php/bibliothek-der-fakultat-fur-informatik-90148/"><text:span text:style-name="T1">Bibliothek der Fakultät für Informatik</text:span></text:a><text:span text:style-name="T2"><text:line-break/>Notation: B.C.2, B.C.2.4<text:line-break/>Schlagwörter: computer-communication networks; distributed systems; distributed applications<text:line-break/><text:line-break/>Signatur: B.Hel(22300)</text:span></text:p>
      <text:p text:style-name="P4"/>
      <text:p text:style-name="Horizontal_20_Line"/>
      <text:p text:style-name="P4"/>
      <text:h text:style-name="P5" text:outline-level="1">OntoEdit: Collaborative Ontology Development for the Semantic Web</text:h>
      <text:p text:style-name="P6"><text:a xlink:type="simple" xlink:href="http://www.springerlink.com/content/?Author=York+Sure"><text:span text:style-name="T3">York Sure</text:span></text:a><text:span text:style-name="T4">, </text:span><text:a xlink:type="simple" xlink:href="http://www.springerlink.com/content/?Author=Michael+Erdmann"><text:span text:style-name="T3">Michael Erdmann</text:span></text:a><text:span text:style-name="T4">, </text:span><text:a xlink:type="simple" xlink:href="http://www.springerlink.com/content/?Author=Juergen+Angele"><text:span text:style-name="T3">Juergen Angele</text:span></text:a><text:span text:style-name="T4">, </text:span><text:a xlink:type="simple" xlink:href="http://www.springerlink.com/content/?Author=Steffen+Staab"><text:span text:style-name="T3">Steffen Staab</text:span></text:a><text:span text:style-name="T4">, </text:span><text:a xlink:type="simple" xlink:href="http://www.springerlink.com/content/?Author=Rudi+Studer">Rudi Studer</text:a><text:span text:style-name="T3"> </text:span><text:span text:style-name="T4">and </text:span><text:a xlink:type="simple" xlink:href="http://www.springerlink.com/content/?Author=Dirk+Wenke"><text:span text:style-name="T3">Dirk Wenke</text:span></text:a></text:p>
      <text:p text:style-name="P4"/>
      <text:p text:style-name="P4"/>
      <text:p text:style-name="Horizontal_20_Line"/>
      <text:p text:style-name="P2"><text:a xlink:type="simple" xlink:href="http://www.springerlink.com/content/978-3-540-78581-1/"><text:span text:style-name="T9">AGENT AND MULTI-AGENT SYSTEMS: TECHNOLOGIES AND APPLICATIONS</text:span></text:a></text:p>
      <text:p text:style-name="P7"><text:a xlink:type="simple" xlink:href="http://www.springerlink.com/content/0302-9743/"><text:span text:style-name="T6">Lecture Notes in Computer Science</text:span></text:a><text:span text:style-name="T7">, 2008, Volume 4953/2008, </text:span><text:span text:style-name="T8">242-251, DOI: 10.1007/978-3-540-78582-8_25</text:span></text:p>
      <text:h text:style-name="P12" text:outline-level="1"><draw:frame draw:style-name="fr1" draw:name="Rahmen1" text:anchor-type="paragraph" svg:width="2.646cm" draw:z-index="0"><draw:text-box fo:min-height="3.836cm"><text:p text:style-name="Text_20_body"/></draw:text-box></draw:frame>A Scalable Framework for Distributed Ontologies</text:h>
      <text:p text:style-name="P11"><text:a xlink:type="simple" xlink:href="http://www.springerlink.com/content/?Author=Ngot+Phu+Bui"><text:span text:style-name="T3">Ngot Phu Bui</text:span></text:a><text:span text:style-name="T5">, </text:span><text:a xlink:type="simple" xlink:href="http://www.springerlink.com/content/?Author=Young-Tack+Park"><text:span text:style-name="T3">Young-Tack Park</text:span></text:a><text:span text:style-name="T5"> and </text:span><text:a xlink:type="simple" xlink:href="http://www.springerlink.com/content/?Author=TaeChoong+Chung"><text:span text:style-name="T3">TaeChoong Chung</text:span>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inion" svg:font-family="Minion, Garamond, serif"/>
    <style:font-face style:name="Myriad" svg:font-family="Myriad, 'Trebuchet MS', sans-serif"/>
    <style:font-face style:name="Times New Roman1" svg:font-family="'Times New Roman'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 Novacek</meta:initial-creator>
    <meta:creation-date>2010-11-08T10:03:11</meta:creation-date>
    <dc:date>2010-11-18T17:11:34</dc:date>
    <dc:creator>Jan Novacek</dc:creator>
    <meta:editing-duration>PT07H50M37S</meta:editing-duration>
    <meta:editing-cycles>6</meta:editing-cycles>
    <meta:generator>OpenOffice.org/3.2$Unix OpenOffice.org_project/320m18$Build-9502</meta:generator>
    <meta:document-statistic meta:table-count="0" meta:image-count="0" meta:object-count="0" meta:page-count="1" meta:paragraph-count="10" meta:word-count="111" meta:character-count="881"/>
  </office:meta>
</office:document-meta>
</file>